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aAddAction.getAddQuery( Configuration conf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OraAddAction.getSelectLOBQuery( Configuration con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OraAddAction.act( Redirector redirector , SourceResolver resolver , Map objectModel , String source , Parameters param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45">
            <text:p text:style-name="Table_20_Contents">1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